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C0000026199AFEE2FE427A482.png" manifest:media-type="image/png"/>
  <manifest:file-entry manifest:full-path="Pictures/10000201000002D50000024135BF85CD1575B150.png" manifest:media-type="image/png"/>
  <manifest:file-entry manifest:full-path="Pictures/1000020100000295000002442C36C2EADC2B7639.png" manifest:media-type="image/png"/>
  <manifest:file-entry manifest:full-path="Pictures/10000201000002D7000002600421FF7C03F7D63E.png" manifest:media-type="image/png"/>
  <manifest:file-entry manifest:full-path="Pictures/100002010000006C0000005F2F74654DD1E846E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89cm" svg:height="7.435cm" svg:x="14.224cm" svg:y="8.074cm">
          <draw:image xlink:href="Pictures/10000201000002D7000002600421FF7C03F7D63E.png" xlink:type="simple" xlink:show="embed" xlink:actuate="onLoad">
            <text:p/>
          </draw:image>
        </draw:frame>
        <draw:frame draw:style-name="gr1" draw:text-style-name="P1" draw:layer="layout" svg:width="1.155cm" svg:height="1.016cm" svg:x="12.115cm" svg:y="0.858cm">
          <draw:image xlink:href="Pictures/100002010000006C0000005F2F74654DD1E846EC.png" xlink:type="simple" xlink:show="embed" xlink:actuate="onLoad">
            <text:p/>
          </draw:image>
        </draw:frame>
        <draw:frame draw:style-name="gr1" draw:text-style-name="P1" draw:layer="layout" svg:width="8.825cm" svg:height="7.023cm" svg:x="14.189cm" svg:y="0.281cm">
          <draw:image xlink:href="Pictures/10000201000002D50000024135BF85CD1575B150.png" xlink:type="simple" xlink:show="embed" xlink:actuate="onLoad">
            <text:p/>
          </draw:image>
        </draw:frame>
        <draw:frame draw:style-name="gr1" draw:text-style-name="P1" draw:layer="layout" svg:width="8.128cm" svg:height="7.131cm" svg:x="4.072cm" svg:y="0.254cm">
          <draw:image xlink:href="Pictures/1000020100000295000002442C36C2EADC2B7639.png" xlink:type="simple" xlink:show="embed" xlink:actuate="onLoad">
            <text:p/>
          </draw:image>
        </draw:frame>
        <draw:frame draw:style-name="gr1" draw:text-style-name="P1" draw:layer="layout" svg:width="7.886cm" svg:height="7.366cm" svg:x="4.144cm" svg:y="8.128cm">
          <draw:image xlink:href="Pictures/100002010000028C0000026199AFEE2FE427A482.png" xlink:type="simple" xlink:show="embed" xlink:actuate="onLoad">
            <text:p/>
          </draw:image>
        </draw:frame>
        <draw:frame draw:style-name="gr2" draw:text-style-name="P2" draw:layer="layout" svg:width="3.81cm" svg:height="0.962cm" draw:transform="rotate (1.5707963267949) translate (2.962cm 5.582cm)">
          <draw:text-box>
            <text:p>Model data</text:p>
          </draw:text-box>
        </draw:frame>
        <draw:frame draw:style-name="gr3" draw:text-style-name="P2" draw:layer="layout" svg:width="4.438cm" svg:height="1.673cm" draw:transform="rotate (1.5707963267949) translate (2.962cm 13.282cm)">
          <draw:text-box>
            <text:p>Human data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 Cooper Borkenhagen</meta:initial-creator>
    <meta:creation-date>2021-10-28T10:59:00.446494104</meta:creation-date>
    <dc:date>2021-10-28T11:20:35.429396844</dc:date>
    <dc:creator>M Cooper Borkenhagen</dc:creator>
    <meta:editing-duration>PT11M18S</meta:editing-duration>
    <meta:editing-cycles>2</meta:editing-cycles>
    <meta:generator>LibreOffice/6.0.7.3$Linux_X86_64 LibreOffice_project/00m0$Build-3</meta:generator>
    <meta:document-statistic meta:object-count="30"/>
  </office:meta>
</office:document-meta>
</file>